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master-page-name="">
      <loext:graphic-properties draw:fill="none"/>
      <style:paragraph-properties fo:margin-left="1.3cm" fo:margin-right="0cm" fo:margin-top="0cm" fo:margin-bottom="0.247cm" loext:contextual-spacing="false" fo:line-height="115%" fo:text-align="justify" style:justify-single-word="false" fo:text-indent="0cm" style:auto-text-indent="false" style:page-number="auto" fo:background-color="transparent"/>
      <style:text-properties officeooo:rsid="0023dc7b" officeooo:paragraph-rsid="0023dc7b" fo:background-color="#eeeeee"/>
    </style:style>
    <style:style style:name="P2" style:family="paragraph" style:parent-style-name="Text_20_body" style:master-page-name="">
      <loext:graphic-properties draw:fill="none"/>
      <style:paragraph-properties fo:margin-left="1.401cm" fo:margin-right="0cm" fo:margin-top="0cm" fo:margin-bottom="0.247cm" loext:contextual-spacing="false" fo:line-height="115%" fo:text-align="justify" style:justify-single-word="false" fo:text-indent="0cm" style:auto-text-indent="false" style:page-number="auto" fo:background-color="transparent"/>
      <style:text-properties officeooo:rsid="0023dc7b" officeooo:paragraph-rsid="0023dc7b" fo:background-color="#eeeeee"/>
    </style:style>
    <style:style style:name="P3" style:family="paragraph" style:parent-style-name="Text_20_body">
      <loext:graphic-properties draw:fill="none"/>
      <style:paragraph-properties fo:margin-left="1.401cm" fo:margin-right="0cm" fo:margin-top="0cm" fo:margin-bottom="0.247cm" loext:contextual-spacing="false" fo:line-height="115%" fo:text-align="justify" style:justify-single-word="false" fo:text-indent="0cm" style:auto-text-indent="false" fo:background-color="transparent"/>
      <style:text-properties officeooo:paragraph-rsid="0023dc7b"/>
    </style:style>
    <style:style style:name="P4" style:family="paragraph" style:parent-style-name="Text_20_body" style:master-page-name="">
      <loext:graphic-properties draw:fill="none"/>
      <style:paragraph-properties fo:margin-left="1.401cm" fo:margin-right="0cm" fo:margin-top="0cm" fo:margin-bottom="0.247cm" loext:contextual-spacing="false" fo:line-height="115%" fo:text-align="justify" style:justify-single-word="false" fo:text-indent="0cm" style:auto-text-indent="false" style:page-number="auto" fo:background-color="transparent"/>
      <style:text-properties officeooo:rsid="0023dc7b" officeooo:paragraph-rsid="0023dc7b" fo:background-color="#eeeeee"/>
    </style:style>
    <style:style style:name="P5" style:family="paragraph" style:parent-style-name="Standard" style:list-style-name="L1">
      <style:paragraph-properties fo:text-align="justify" style:justify-single-word="false"/>
      <style:text-properties officeooo:rsid="00132071" officeooo:paragraph-rsid="00132071"/>
    </style:style>
    <style:style style:name="P6" style:family="paragraph" style:parent-style-name="Standard" style:list-style-name="L2">
      <style:paragraph-properties fo:text-align="justify" style:justify-single-word="false"/>
      <style:text-properties officeooo:rsid="00132071" officeooo:paragraph-rsid="00132071"/>
    </style:style>
    <style:style style:name="P7" style:family="paragraph" style:parent-style-name="Standard" style:list-style-name="L1">
      <style:paragraph-properties fo:text-align="justify" style:justify-single-word="false"/>
      <style:text-properties officeooo:rsid="001366dc" officeooo:paragraph-rsid="001366dc"/>
    </style:style>
    <style:style style:name="P8" style:family="paragraph" style:parent-style-name="Standard" style:list-style-name="L1">
      <style:paragraph-properties fo:text-align="justify" style:justify-single-word="false"/>
      <style:text-properties officeooo:rsid="00142c9e" officeooo:paragraph-rsid="00142c9e"/>
    </style:style>
    <style:style style:name="P9" style:family="paragraph" style:parent-style-name="Standard" style:list-style-name="L1">
      <style:paragraph-properties fo:text-align="justify" style:justify-single-word="false"/>
      <style:text-properties officeooo:rsid="0015bd47" officeooo:paragraph-rsid="0015bd47"/>
    </style:style>
    <style:style style:name="P10" style:family="paragraph" style:parent-style-name="Standard" style:list-style-name="L1">
      <style:paragraph-properties fo:text-align="justify" style:justify-single-word="false"/>
      <style:text-properties officeooo:rsid="0018a1a8" officeooo:paragraph-rsid="0018a1a8"/>
    </style:style>
    <style:style style:name="P11" style:family="paragraph" style:parent-style-name="Standard">
      <style:paragraph-properties fo:text-align="justify" style:justify-single-word="false"/>
      <style:text-properties fo:color="#355269" fo:font-weight="bold" officeooo:rsid="00132071" officeooo:paragraph-rsid="0015bd47" style:font-weight-asian="bold" style:font-weight-complex="bold"/>
    </style:style>
    <style:style style:name="P12" style:family="paragraph" style:parent-style-name="Standard">
      <style:paragraph-properties fo:text-align="justify" style:justify-single-word="false"/>
      <style:text-properties fo:color="#355269" fo:font-weight="bold" officeooo:rsid="00132071" officeooo:paragraph-rsid="001366dc" style:font-weight-asian="bold" style:font-weight-complex="bold"/>
    </style:style>
    <style:style style:name="P13" style:family="paragraph" style:parent-style-name="Standard">
      <style:paragraph-properties fo:text-align="justify" style:justify-single-word="false"/>
      <style:text-properties fo:color="#355269" fo:font-weight="bold" officeooo:rsid="00132071" officeooo:paragraph-rsid="00132071" style:font-weight-asian="bold" style:font-weight-complex="bold"/>
    </style:style>
    <style:style style:name="P14" style:family="paragraph" style:parent-style-name="Standard" style:list-style-name="L1">
      <style:paragraph-properties fo:text-align="justify" style:justify-single-word="false"/>
      <style:text-properties officeooo:rsid="001a6e77" officeooo:paragraph-rsid="001a6e77"/>
    </style:style>
    <style:style style:name="P15" style:family="paragraph" style:parent-style-name="Standard" style:list-style-name="L1">
      <style:paragraph-properties fo:text-align="justify" style:justify-single-word="false"/>
      <style:text-properties officeooo:rsid="001aa21c" officeooo:paragraph-rsid="001aa21c"/>
    </style:style>
    <style:style style:name="P16" style:family="paragraph" style:parent-style-name="Standard" style:list-style-name="L3">
      <style:paragraph-properties fo:text-align="justify" style:justify-single-word="false"/>
      <style:text-properties officeooo:rsid="00203c1c" officeooo:paragraph-rsid="00203c1c"/>
    </style:style>
    <style:style style:name="P17" style:family="paragraph" style:parent-style-name="Standard" style:list-style-name="L3">
      <style:paragraph-properties fo:text-align="justify" style:justify-single-word="false"/>
      <style:text-properties officeooo:rsid="0020e653" officeooo:paragraph-rsid="0022314f"/>
    </style:style>
    <style:style style:name="P18" style:family="paragraph" style:parent-style-name="Standard" style:list-style-name="L1">
      <style:paragraph-properties fo:text-align="justify" style:justify-single-word="false"/>
      <style:text-properties officeooo:rsid="0025bbd8" officeooo:paragraph-rsid="0025bbd8"/>
    </style:style>
    <style:style style:name="P19"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officeooo:rsid="00132071" officeooo:paragraph-rsid="00132071"/>
    </style:style>
    <style:style style:name="P20"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officeooo:rsid="0015bd47" officeooo:paragraph-rsid="001a2355"/>
    </style:style>
    <style:style style:name="P21"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officeooo:rsid="00132071" officeooo:paragraph-rsid="00132071"/>
    </style:style>
    <style:style style:name="P22"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officeooo:rsid="00132071" officeooo:paragraph-rsid="00132071" fo:background-color="#dee6ef"/>
    </style:style>
    <style:style style:name="P23"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officeooo:paragraph-rsid="0020e653" fo:background-color="#eeeeee"/>
    </style:style>
    <style:style style:name="P2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355269" fo:font-weight="bold" officeooo:rsid="0015bd47" officeooo:paragraph-rsid="001a2355" style:font-weight-asian="bold" style:font-weight-complex="bold"/>
    </style:style>
    <style:style style:name="P2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355269" fo:font-weight="bold" officeooo:rsid="0015bd47" officeooo:paragraph-rsid="001a6e77" style:font-weight-asian="bold" style:font-weight-complex="bold"/>
    </style:style>
    <style:style style:name="P2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355269" fo:font-weight="bold" officeooo:rsid="0015bd47" officeooo:paragraph-rsid="0025bbd8" style:font-weight-asian="bold" style:font-weight-complex="bold"/>
    </style:style>
    <style:style style:name="P27"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ext-properties officeooo:rsid="001aa21c" officeooo:paragraph-rsid="001c1b4c" fo:background-color="#eeeeee"/>
    </style:style>
    <style:style style:name="P28" style:family="paragraph" style:parent-style-name="Standard" style:master-page-name="">
      <loext:graphic-properties draw:fill="none"/>
      <style:paragraph-properties fo:margin-left="2cm" fo:margin-right="0cm" fo:text-align="justify" style:justify-single-word="false" fo:text-indent="0cm" style:auto-text-indent="false" style:page-number="auto" fo:background-color="transparent"/>
      <style:text-properties officeooo:paragraph-rsid="0020b7b5"/>
    </style:style>
    <style:style style:name="P29" style:family="paragraph" style:parent-style-name="Standard" style:list-style-name="L5">
      <loext:graphic-properties draw:fill="none"/>
      <style:paragraph-properties fo:margin-top="0cm" fo:margin-bottom="0.247cm" loext:contextual-spacing="false" fo:line-height="115%" fo:text-align="justify" style:justify-single-word="false" fo:background-color="transparent"/>
      <style:text-properties officeooo:rsid="0025bbd8" officeooo:paragraph-rsid="002623aa" fo:background-color="transparent"/>
    </style:style>
    <style:style style:name="P30" style:family="paragraph" style:parent-style-name="Standard" style:list-style-name="L5">
      <loext:graphic-properties draw:fill="none"/>
      <style:paragraph-properties fo:margin-top="0cm" fo:margin-bottom="0.247cm" loext:contextual-spacing="false" fo:line-height="115%" fo:text-align="justify" style:justify-single-word="false" fo:background-color="transparent"/>
      <style:text-properties officeooo:rsid="0025bbd8" officeooo:paragraph-rsid="002862ef" fo:background-color="transparent"/>
    </style:style>
    <style:style style:name="P31" style:family="paragraph" style:parent-style-name="Heading_20_2">
      <style:text-properties officeooo:rsid="00132071" officeooo:paragraph-rsid="00132071"/>
    </style:style>
    <style:style style:name="P32" style:family="paragraph" style:parent-style-name="Heading_20_2">
      <style:paragraph-properties fo:text-align="justify" style:justify-single-word="false"/>
      <style:text-properties officeooo:rsid="001366dc" officeooo:paragraph-rsid="001366dc"/>
    </style:style>
    <style:style style:name="P33" style:family="paragraph" style:parent-style-name="Heading_20_2">
      <style:paragraph-properties fo:text-align="justify" style:justify-single-word="false"/>
      <style:text-properties officeooo:rsid="0015bd47" officeooo:paragraph-rsid="0015bd47"/>
    </style:style>
    <style:style style:name="P34" style:family="paragraph" style:parent-style-name="Heading_20_2">
      <style:text-properties officeooo:rsid="0023dc7b" officeooo:paragraph-rsid="0023dc7b"/>
    </style:style>
    <style:style style:name="T1" style:family="text">
      <style:text-properties fo:color="#ce181e"/>
    </style:style>
    <style:style style:name="T2" style:family="text">
      <style:text-properties fo:color="#ff0000" fo:font-weight="bold" officeooo:rsid="0015cfda" fo:background-color="#dee6ef" loext:char-shading-value="0" style:font-weight-asian="bold" style:font-weight-complex="bold"/>
    </style:style>
    <style:style style:name="T3" style:family="text">
      <style:text-properties style:use-window-font-color="true"/>
    </style:style>
    <style:style style:name="T4" style:family="text">
      <style:text-properties officeooo:rsid="0015cfda"/>
    </style:style>
    <style:style style:name="T5" style:family="text">
      <style:text-properties officeooo:rsid="001a2355"/>
    </style:style>
    <style:style style:name="T6" style:family="text">
      <style:text-properties fo:background-color="#dee6ef" loext:char-shading-value="0"/>
    </style:style>
    <style:style style:name="T7" style:family="text">
      <style:text-properties officeooo:rsid="0015cfda" fo:background-color="#dee6ef" loext:char-shading-value="0"/>
    </style:style>
    <style:style style:name="T8" style:family="text">
      <style:text-properties fo:color="#c9211e" fo:font-weight="bold" style:font-weight-asian="bold" style:font-weight-complex="bold"/>
    </style:style>
    <style:style style:name="T9" style:family="text">
      <style:text-properties fo:color="#c9211e" fo:font-weight="bold" fo:background-color="#dee6ef" loext:char-shading-value="0" style:font-weight-asian="bold" style:font-weight-complex="bold"/>
    </style:style>
    <style:style style:name="T10" style:family="text">
      <style:text-properties fo:color="#28471f"/>
    </style:style>
    <style:style style:name="T11" style:family="text">
      <style:text-properties fo:color="#28471f" fo:font-weight="bold" officeooo:rsid="0020b7b5" style:font-weight-asian="bold" style:font-weight-complex="bold"/>
    </style:style>
    <style:style style:name="T12" style:family="text">
      <style:text-properties fo:color="#28471f" fo:background-color="#dee6ef" loext:char-shading-value="0"/>
    </style:style>
    <style:style style:name="T13" style:family="text">
      <style:text-properties fo:color="#28471f" officeooo:rsid="0023dc7b" fo:background-color="#eeeeee" loext:char-shading-value="0"/>
    </style:style>
    <style:style style:name="T14" style:family="text">
      <style:text-properties officeooo:rsid="0020b7b5"/>
    </style:style>
    <style:style style:name="T15" style:family="text">
      <style:text-properties officeooo:rsid="0020e653"/>
    </style:style>
    <style:style style:name="T16" style:family="text">
      <style:text-properties officeooo:rsid="0022314f"/>
    </style:style>
    <style:style style:name="T17" style:family="text">
      <style:text-properties fo:color="#4b2204"/>
    </style:style>
    <style:style style:name="T18" style:family="text">
      <style:text-properties officeooo:rsid="002623aa"/>
    </style:style>
    <style:style style:name="T19" style:family="text">
      <style:text-properties officeooo:rsid="002862e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dición de textos</text:p>
      <text:h text:style-name="P31" text:outline-level="2">Borrado de caracteres</text:h>
      <text:p text:style-name="P13">Actividades</text:p>
      <text:list xml:id="list4221794476" text:style-name="L1">
        <text:list-item>
          <text:p text:style-name="P5">Eliminar caracteres a la derecha del cursor.</text:p>
        </text:list-item>
      </text:list>
      <text:p text:style-name="P19">Oyó pasos detrás <text:span text:style-name="T1">suyo y no le gustó</text:span> <text:span text:style-name="T1">en</text:span> absoluto.</text:p>
      <text:list xml:id="list580195474" text:style-name="L2">
        <text:list-item>
          <text:p text:style-name="P6">Eliminar palabras a la derecha del cursor.</text:p>
        </text:list-item>
      </text:list>
      <text:p text:style-name="P21">Oyó pasos detrás <text:span text:style-name="T1">suyo y no le gustó en </text:span>absoluto.</text:p>
      <text:h text:style-name="P32" text:outline-level="2">Acciones repetitivas</text:h>
      <text:p text:style-name="P12">Actividades</text:p>
      <text:list xml:id="list224148317805398" text:continue-list="list4221794476" text:style-name="L1">
        <text:list-item>
          <text:p text:style-name="P7">Buscar el texto oscuridad</text:p>
        </text:list-item>
        <text:list-item>
          <text:p text:style-name="P7">Ponerle el color de fuente rojo</text:p>
        </text:list-item>
        <text:list-item>
          <text:p text:style-name="P7">Seleccionar cualquier otra palabra y repetir la última acción</text:p>
        </text:list-item>
        <text:list-item>
          <text:p text:style-name="P8">Deshacer todas las acciones anteriores.</text:p>
        </text:list-item>
      </text:list>
      <text:p text:style-name="P22">¿Quién podía seguirle en plena noche, y encima en una calle tan estrecha y en la zona portuaria? ¡Justamente ahora que acababa de dar el golpe con el que había soñado toda su vida y quería fugarse con el botín sin dejar huella! Tal vez uno de sus numerosos colegas había tenido la misma idea que él, lo había observado en secreto y esperado el momento preciso para robarle el fruto de su trabajo. O tal vez fuera uno de los incontables guardianes de la ley de esta ciudad, ya preparado para ponerle las esposas de acero en las muñecas. Ya podía oír incluso el famoso <text:s/>"manos arriba, no se mueva". ¡Se sentía acorralado! De pronto vio un estrecho pasaje. ¿Sería esa su salvación? Sin pensarlo dos veces giró a la derecha y como un rayo desapareció entre los dos edificios, estando a punto de tropezar con el contenedor de basura que se encontraba volcado en medio de la calle. <text:span text:style-name="T3">En la oscuridad intenta desesperadamente encontrar una salida.</text:span> Para su sorpresa y desesperación se da cuenta de que no se puede escapar del patio al que ha llegado. La única salida es el mismo pequeño pasaje por el que ha entrado. Mientras tanto los pasos se aproximan cada vez más. Ya puede ver la oscura figura girando la esquina. Sus ojos escrutinan desesperadamente la oscuridad buscando una salida. ¿Va a perderlo todo ahora, estando tan cerca de la meta, después de tantos sacrificios, de tantos años de preparación forjando su plan? Se apoya en la pared, pegando lo más que puede su espalda contra ella, en la esperanza de poder escapar a la mirada de su perseguidor. De golpe, junto a él, una puerta se abre silenciosamente con el viento nocturno. ¿Sería esa su salvación? Empieza a avanzar lentamente en dirección a la puerta abierta sin dejar de pegarse como una hiedra a la pared. ¿Estaría salvado...?</text:p>
      <text:h text:style-name="P33" text:outline-level="2">Inserción especial de caracteres</text:h>
      <text:p text:style-name="P11">Actividades</text:p>
      <text:list xml:id="list224148447983268" text:continue-numbering="true" text:style-name="L1">
        <text:list-item>
          <text:p text:style-name="P9">Insertar el texto ‘Título VIII’ con espacio de no separación <text:span text:style-name="T4">al final de la primera línea</text:span></text:p>
        </text:list-item>
        <text:list-item>
          <text:p text:style-name="P9">Insertar el texto ‘23-03-2019’ con guion de no separación <text:span text:style-name="T4">al final de la segunda línea</text:span></text:p>
        </text:list-item>
      </text:list>
      <text:p text:style-name="P20"><text:span text:style-name="T6">Oyó pasos detrás suyo y no le gustó en absoluto. ¿Quién podía seguirle en plena </text:span><text:span text:style-name="T2">noc</text:span><text:span text:style-name="T7"> </text:span><text:span text:style-name="T6">encima en una calle tan estrecha y en la zona portuaria? ¡Justamente </text:span><text:span text:style-name="T2">ahora </text:span><text:span text:style-name="T6">acababa de dar el golpe con el que había soñado toda su vida y quería fugarse con el botín sin dejar huella! Tal vez uno de sus numerosos colegas había tenido la misma idea que él, lo había observado en secreto y esperado el momento preciso para robarle el fruto de su trabajo. O tal vez fuera uno de los incontables guardianes de la ley de esta ciudad, ya preparado para ponerle las esposas de acero en las muñecas. Ya podía oír incluso el famoso <text:s/>"manos arriba, no se mueva". ¡Se sentía acorralado! De pronto vio un estrecho pasaje. ¿Sería esa su salvación? </text:span><text:soft-page-break/><text:span text:style-name="T6">Sin pensarlo dos veces giró a la derecha y como un rayo desapareció entre los dos edificios, estando a punto de tropezar con el contenedor de basura que se encontraba volcado en medio de la calle. En la oscuridad intenta desesperadamente encontrar una salida. Para su sorpresa y desesperación se da cuenta de que no se puede escapar del patio al que ha llegado. La única salida es el mismo pequeño pasaje por el que ha entrado. Mientras tanto los pasos se aproximan cada vez más. Ya puede ver la oscura figura girando la esquina. Sus ojos escrutinan desesperadamente la oscuridad buscando una salida. ¿Va a perderlo todo ahora, estando tan cerca de la meta, después de tantos sacrificios, de tantos años de preparación forjando su plan? Se apoya en la pared, pegando lo más que puede su espalda contra ella, en la esperanza de poder escapar a la mirada de su perseguidor. De golpe, junto a él, una puerta se abre silenciosamente con el viento nocturno. ¿Sería esa su salvación? Empieza a avanzar lentamente en dirección a la puerta abierta sin dejar de pegarse como una hiedra a la pared. ¿Estaría salvado...?</text:span></text:p>
      <text:p text:style-name="P24"><text:span text:style-name="T5">Actividades</text:span></text:p>
      <text:list xml:id="list224150137747122" text:continue-numbering="true" text:style-name="L1">
        <text:list-item>
          <text:p text:style-name="P10">Insertar caracteres especiales</text:p>
          <text:list>
            <text:list-item>
              <text:p text:style-name="P10">Mediante Cuadro de diálogo (Símbolo del copyright): </text:p>
            </text:list-item>
            <text:list-item>
              <text:p text:style-name="P10">Mediante teclado numérico (Símbolo de la arroba): </text:p>
            </text:list-item>
            <text:list-item>
              <text:p text:style-name="P10">Mediante corrección automática (Icono Gato): </text:p>
            </text:list-item>
          </text:list>
        </text:list-item>
      </text:list>
      <text:h text:style-name="Heading_20_2" text:outline-level="2">Saltos</text:h>
      <text:p text:style-name="P25"><text:span text:style-name="T5">Actividades</text:span></text:p>
      <text:list xml:id="list224148662572743" text:continue-numbering="true" text:style-name="L1">
        <text:list-item>
          <text:p text:style-name="P14">Crear un salto de página delante de cada uno de los títulos que posee el documento actual mediante</text:p>
          <text:list>
            <text:list-item>
              <text:p text:style-name="P15">El empleo del cuadro de diálogo.</text:p>
            </text:list-item>
            <text:list-item>
              <text:p text:style-name="P15">Mediante combinación de teclas</text:p>
            </text:list-item>
          </text:list>
        </text:list-item>
        <text:list-item>
          <text:p text:style-name="P15">Crear tres columnas.</text:p>
          <text:list>
            <text:list-item>
              <text:p text:style-name="P15">Aplicar un salto de columna con cuadro de diálogo</text:p>
            </text:list-item>
            <text:list-item>
              <text:p text:style-name="P15">Aplicar un salto de columna mediante teclado</text:p>
            </text:list-item>
          </text:list>
        </text:list-item>
      </text:list>
      <text:p text:style-name="P27">Oyó pasos detrás suyo y no le gustó en absoluto. ¿Quién podía seguirle en plena noche, y encima en una calle tan estrecha y en la zona portuaria? ¡Justamente ahora que acababa de dar el golpe con el que había soñado toda su vida y quería fugarse con el botín sin dejar huella! Tal vez uno de sus numerosos colegas había tenido la misma idea que él, lo había observado en secreto y esperado el momento preciso para robarle el fruto de su trabajo. <text:span text:style-name="T12">O tal vez fuera uno de los incontables guardianes de la ley de esta ciudad, ya preparado para ponerle las esposas de acero en las muñecas. Ya podía oír incluso el famoso <text:s/>"manos arriba, no se mueva". ¡Se sentía acorralado! De pronto vio un estrecho pasaje. ¿Sería esa su salvación? </text:span><text:span text:style-name="T9">Sin pensarlo</text:span><text:span text:style-name="T12"> dos veces giró a la derecha y como un rayo desapareció entre los dos edificios, estando a punto de tropezar con el contenedor de basura que se encontraba volcado en medio de la calle. En la oscuridad intenta desesperadamente encontrar una salida. </text:span><text:span text:style-name="T9">Para su</text:span><text:span text:style-name="T12"> sorpresa y desesperación se da cuenta de que no se puede escapar del patio al que ha llegado. La única salida es el mismo pequeño pasaje por el que ha entrado. Mientras tanto los pasos se aproximan cada vez más. </text:span><text:span text:style-name="T3">Ya puede ver la oscura figura girando la esquina. Sus ojos escrutinan desesperadamente la oscuridad buscando una salida. </text:span>¿Va a perderlo todo ahora, estando tan cerca de la meta, después de tantos sacrificios, de tantos años de preparación forjando su plan? Se apoya en la pared, pegando lo más que puede su espalda contra ella, en la esperanza de poder escapar a la mirada de su perseguidor. De golpe, junto a él, una puerta se abre silenciosamente con el viento nocturno. ¿Sería esa su salvación? Empieza a avanzar lentamente en dirección a la puerta abierta sin dejar de pegarse como una hiedra a la pared. ¿Estaría salvado...?</text:p>
      <text:list xml:id="list3174600409" text:style-name="L3">
        <text:list-item>
          <text:p text:style-name="P16">Crear saltos de línea mediante teclado o cuadro de diálogo</text:p>
        </text:list-item>
      </text:list>
      <text:p text:style-name="P28"><text:soft-page-break/><text:span text:style-name="T14">Oyó pasos detrás suyo y no le gustó en absoluto. </text:span><text:span text:style-name="T11">¿Quién</text:span><text:span text:style-name="T14"> podía seguirle en plena noche, y encima en una calle tan estrecha y en la zona portuaria? </text:span><text:span text:style-name="T11">¡Justamente</text:span><text:span text:style-name="T14"> ahora que acababa de dar el golpe con el que había soñado toda su vida y quería fugarse con el botín sin dejar huella! </text:span><text:span text:style-name="T11">Tal vez </text:span><text:span text:style-name="T14">uno de sus numerosos colegas había tenido la misma idea que él, lo había observado en secreto y esperado el momento preciso para robarle el fruto de su trabajo. O tal vez fuera uno de los incontables guardianes de la ley de esta ciudad, ya preparado para ponerle las esposas de acero en las muñecas. Ya podía oír incluso el famoso <text:s/>"manos arriba, no se mueva". ¡Se sentía acorralado! De pronto vio un estrecho pasaje. ¿Sería esa su salvación? Sin pensarlo dos veces giró a la derecha y como un rayo desapareció entre los dos edificios, estando a punto de tropezar con el contenedor de basura que se encontraba volcado en medio de la calle. En la oscuridad intenta desesperadamente encontrar una salida. Para su sorpresa y desesperación se da cuenta de que no se puede escapar del patio al que ha llegado. La única salida es el mismo pequeño pasaje por el que ha entrado. Mientras tanto los pasos se aproximan cada vez más. Ya puede ver la oscura figura girando la esquina. Sus ojos escrutinan desesperadamente la oscuridad buscando una salida. ¿Va a perderlo todo ahora, estando tan cerca de la meta, después de tantos sacrificios, de tantos años de preparación forjando su plan? Se apoya en la pared, pegando lo más que puede su espalda contra ella, en la esperanza de poder escapar a la mirada de su perseguidor. De golpe, junto a él, una puerta se abre silenciosamente con el viento nocturno. ¿Sería esa su salvación? Empieza a avanzar lentamente en dirección a la puerta abierta sin dejar de pegarse como una hiedra a la pared. ¿Estaría salvado...?</text:span></text:p>
      <text:list xml:id="list224148560855592" text:continue-numbering="true" text:style-name="L3">
        <text:list-item>
          <text:p text:style-name="P17">Crear un salto de página nuevo, donde aparezca el siguiente texto </text:p>
          <text:list>
            <text:list-item>
              <text:p text:style-name="P17">en una página nueva con orientación horizontal <text:span text:style-name="T16">y con numeración de página iniciando en 5</text:span></text:p>
            </text:list-item>
          </text:list>
        </text:list-item>
      </text:list>
      <text:p text:style-name="P23"><text:span text:style-name="T15">Oyó pasos detrás suyo y no le gustó en absoluto. ¿Quién podía seguirle en plena noche, y encima en una calle tan estrecha y en la zona portuaria? ¡Justamente ahora que acababa de dar el golpe con el que había soñado toda su vida y quería fugarse con el botín sin dejar huella! Tal vez uno de sus numerosos colegas había tenido la misma idea que él, lo había observado en secreto y esperado el momento preciso para robarle el fruto de su trabajo. O tal vez fuera uno de los incontables guardianes de la ley de esta ciudad, ya preparado para ponerle las esposas de acero en las muñecas. Ya podía oír incluso el famoso <text:s/>"manos arriba, no se mueva". ¡Se sentía acorralado! De pronto vio un estrecho pasaje. ¿Sería esa su salvación? Sin pensarlo dos veces giró a la derecha y como un rayo desapareció entre los dos edificios, estando a punto de tropezar con el contenedor de basura que se encontraba volcado en medio de la calle. En la oscuridad intenta desesperadamente encontrar una salida. Para su sorpresa y desesperación se da cuenta de que no se puede escapar del patio al que ha llegado. La única salida es el mismo pequeño pasaje por el que ha entrado. Mientras tanto los pasos se aproximan cada vez más. Ya puede ver la oscura figura girando la esquina. Sus ojos escrutinan desesperadamente la oscuridad buscando una salida. ¿Va a perderlo todo ahora, estando tan cerca de la meta, después de tantos sacrificios, de tantos años de preparación forjando su plan? Se apoya en la pared, pegando lo más que puede su espalda contra ella, en la esperanza de poder escapar a la mirada de su perseguidor. De golpe, junto a él, una puerta se abre silenciosamente con el viento nocturno. ¿Sería esa su salvación? Empieza a avanzar lentamente en dirección a la puerta abierta sin dejar de pegarse como una hiedra a la pared. ¿Estaría salvado...?</text:span></text:p>
      <text:h text:style-name="P34" text:outline-level="2">Selección de texto</text:h>
      <text:p text:style-name="P26"><text:span text:style-name="T5">Actividades</text:span></text:p>
      <text:list xml:id="list224149387660803" text:continue-list="list224148662572743" text:style-name="L1">
        <text:list-item>
          <text:p text:style-name="P18">Seleccionar las palabras de la primera línea ‘pasos’, ‘gustó’ y ‘noche’ mediante el ratón y ponerlas en negrita</text:p>
        </text:list-item>
      </text:list>
      <text:p text:style-name="P1"><text:soft-page-break/>Oyó <text:span text:style-name="T10">pasos</text:span> detrás suyo y no le <text:span text:style-name="T10">gustó</text:span> en absoluto. ¿Quién podía seguirle en plena <text:span text:style-name="T10">noche</text:span>, y encima en una calle tan estrecha y en la zona portuaria? ¡Justamente ahora que acababa de dar el golpe con el que había soñado toda su vida y quería fugarse con el botín sin dejar huella! </text:p>
      <text:list xml:id="list3348912541" text:style-name="L5">
        <text:list-item>
          <text:p text:style-name="P29">Seleccionar la <text:span text:style-name="T18">frase ‘O tal vez fuera uno de los incontables...’ y subrayarlo.</text:span></text:p>
        </text:list-item>
      </text:list>
      <text:p text:style-name="P2">Tal vez uno de sus numerosos colegas había tenido la misma idea que él, lo había observado en secreto y esperado el momento preciso para robarle el fruto de su trabajo. <text:span text:style-name="T10">O tal vez fuera uno de los incontables guardianes de la ley de esta ciudad, ya preparado para ponerle las esposas de acero en las muñecas.</text:span> Ya podía oír incluso el famoso <text:s/>"manos arriba, no se mueva". ¡Se sentía acorralado! De pronto vio un estrecho pasaje. ¿Sería esa su salvación? Sin pensarlo dos veces giró a la derecha y como un rayo desapareció entre los dos edificios, estando a punto de tropezar con el contenedor de basura que se encontraba volcado en medio de la calle. </text:p>
      <text:list xml:id="list224149884722043" text:continue-numbering="true" text:style-name="L5">
        <text:list-item>
          <text:p text:style-name="P30">Seleccionar <text:span text:style-name="T19">el segundo párrafo al completo y ponerlo en cursiva</text:span></text:p>
        </text:list-item>
      </text:list>
      <text:p text:style-name="P2">En la oscuridad intenta desesperadamente encontrar una salida. Para su sorpresa y desesperación se da cuenta de que no se puede escapar del patio al que ha llegado. La única salida es el mismo pequeño pasaje por el que ha entrado. Mientras tanto los pasos se aproximan cada vez más. Ya puede ver la oscura figura girando la esquina. Sus ojos escrutinan desesperadamente la oscuridad buscando una salida. ¿Va a perderlo todo ahora, estando tan cerca de la meta, después de tantos sacrificios, de tantos años de preparación forjando su plan? </text:p>
      <text:p text:style-name="P3"><text:span text:style-name="T13">Se apoya en la pared, pegando lo más que puede su espalda contra ella, en la esperanza de poder escapar a la mirada de su perseguidor. De golpe, junto a él, una puerta se abre silenciosamente con el viento nocturno. ¿Sería esa su salvación? Empieza a avanzar lentamente en dirección a la puerta abierta sin dejar de pegarse como una hiedra a la pared. ¿Estaría salva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left="0cm" fo:margin-right="0cm" fo:margin-top="0.42cm" fo:margin-bottom="0.21cm" loext:contextual-spacing="false" fo:text-indent="0cm" style:auto-text-indent="false" style:page-number="auto" fo:keep-with-next="always"/>
      <style:text-properties fo:color="#224b12"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2T22:06:41.918000000</meta:creation-date>
    <dc:date>2019-02-22T22:41:47.882000000</dc:date>
    <meta:editing-duration>PT34M55S</meta:editing-duration>
    <meta:editing-cycles>23</meta:editing-cycles>
    <meta:generator>LibreOffice/6.1.4.2$Windows_X86_64 LibreOffice_project/9d0f32d1f0b509096fd65e0d4bec26ddd1938fd3</meta:generator>
    <meta:document-statistic meta:table-count="0" meta:image-count="0" meta:object-count="0" meta:page-count="4" meta:paragraph-count="47" meta:word-count="2231" meta:character-count="12595" meta:non-whitespace-character-count="10422"/>
  </office:meta>
</office:document-meta>
</file>